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U-R BS.2217-1 (48 kHz, 16 bit, 1 to 6 channels)</text:p>
      <text:p text:style-name="P1">=================================================</text:p>
      <text:p text:style-name="Preformatted_20_Text">Please download the validation files from <text:a xlink:type="simple" xlink:href="http://www.itu.int/pub/R-REP-BS.2217">http://www.itu.int/pub/R-REP-BS.2217</text:a>. Below is a summary of the accompanying PDF file. <text:s/>Measured levels may deviate by a maximum of ±0.1 LKFS.</text:p>
      <text:p text:style-name="Preformatted_20_Text"/>
      <text:p text:style-name="P2">File<text:tab/>Readout<text:tab/>K-20<text:tab/>Channels</text:p>
      <text:p text:style-name="P3">1770Comp-2_RelGateTest<text:tab/>ignore<text:tab/>ignore<text:tab/>stereo</text:p>
      <text:p text:style-name="P3">1770Comp-2_AbsGateTest<text:tab/>ignore<text:tab/>ignore<text:tab/>stereo</text:p>
      <text:p text:style-name="P3"/>
      <text:p text:style-name="P4">1770Comp2_18LKFS_FrequencySweep<text:tab/>−18.0 LKFS<text:tab/>+2.0 LKFS<text:tab/>mono *)</text:p>
      <text:p text:style-name="P4"/>
      <text:p text:style-name="P4">1770Comp2_23LKFS_25Hz_2ch<text:tab/>−23.0 LKFS<text:tab/>−3.0 LKFS<text:tab/>stereo</text:p>
      <text:p text:style-name="P4">1770Comp2_23LKFS_100Hz_2ch<text:tab/>−23.0 LKFS<text:tab/>−3.0 LKFS<text:tab/>stereo</text:p>
      <text:p text:style-name="P4">1770Comp2_23LKFS_500Hz_2ch<text:tab/>−23.0 LKFS<text:tab/>−3.0 LKFS<text:tab/>stereo</text:p>
      <text:p text:style-name="P4">1770Comp2_23LKFS_1000Hz_2ch<text:tab/>−23.0 LKFS<text:tab/>−3.0 LKFS<text:tab/>stereo</text:p>
      <text:p text:style-name="P4">1770Comp2_23LKFS_2000Hz_2ch<text:tab/>−23.0 LKFS<text:tab/>−3.0 LKFS<text:tab/>stereo</text:p>
      <text:p text:style-name="P4">1770Comp2_23LKFS_10000Hz_2ch<text:tab/>−23.0 LKFS<text:tab/>−3.0 LKFS<text:tab/>stereo</text:p>
      <text:p text:style-name="P4"/>
      <text:p text:style-name="P4">1770Comp2_24LKFS_25Hz_2ch<text:tab/>−24.0 LKFS<text:tab/>−4.0 LKFS<text:tab/>stereo</text:p>
      <text:p text:style-name="P4">1770Comp2_24LKFS_100Hz_2ch<text:tab/>−24.0 LKFS<text:tab/>−4.0 LKFS<text:tab/>stereo</text:p>
      <text:p text:style-name="P4">1770Comp2_24LKFS_500Hz_2ch<text:tab/>−24.0 LKFS<text:tab/>−4.0 LKFS<text:tab/>stereo</text:p>
      <text:p text:style-name="P4">1770Comp2_24LKFS_1000Hz_2ch<text:tab/>−24.0 LKFS<text:tab/>−4.0 LKFS<text:tab/>stereo</text:p>
      <text:p text:style-name="P4">1770Comp2_24LKFS_2000Hz_2ch<text:tab/>−24.0 LKFS<text:tab/>−4.0 LKFS<text:tab/>stereo</text:p>
      <text:p text:style-name="P4">1770Comp2_24LKFS_10000Hz_2ch<text:tab/>−24.0 LKFS<text:tab/>−4.0 LKFS<text:tab/>stereo</text:p>
      <text:p text:style-name="P4"/>
      <text:p text:style-name="P4">1770Comp2_23LKFS_SummingTest<text:tab/>−23.0 LKFS<text:tab/>−3.0 LKFS<text:tab/>5.1</text:p>
      <text:p text:style-name="P4">1770Comp2_23LKFS_ChannelCheckLeft<text:tab/>−23.0 LKFS<text:tab/>−3.0 LKFS<text:tab/>5.1</text:p>
      <text:p text:style-name="P4">1770Comp2_23LKFS_ChannelCheckRight<text:tab/>−23.0 LKFS<text:tab/>−3.0 LKFS<text:tab/>5.1</text:p>
      <text:p text:style-name="P4">1770Comp2_23LFKS_ChannelCheckCentre<text:tab/>−23.0 LKFS<text:tab/>−3.0 LKFS<text:tab/>5.1</text:p>
      <text:p text:style-name="P4">1770Comp2_23LKFS_ChannelCheckLFE<text:tab/> −inf LKFS<text:tab/>−inf LKFS<text:tab/>5.1</text:p>
      <text:p text:style-name="P4">1770Comp2_23LKFS_ChannelCheckLs<text:tab/>−23.0 LKFS<text:tab/>−3.0 LKFS<text:tab/>5.1</text:p>
      <text:p text:style-name="P4">1770Comp2_23LKFS_ChannelCheckRs<text:tab/>−23.0 LKFS<text:tab/>−3.0 LKFS<text:tab/>5.1</text:p>
      <text:p text:style-name="P4"/>
      <text:p text:style-name="P4">1770Comp2_24LKFS_SummingTest<text:tab/>−24.0 LKFS<text:tab/>−4.0 LKFS<text:tab/>5.1</text:p>
      <text:p text:style-name="P4">1770Comp2_24LKFS_ChannelCheckLeft<text:tab/>−24.0 LKFS<text:tab/>−4.0 LKFS<text:tab/>5.1</text:p>
      <text:p text:style-name="P4">1770Comp2_24LKFS_ChannelCheckRight<text:tab/>−24.0 LKFS<text:tab/>−4.0 LKFS<text:tab/>5.1</text:p>
      <text:p text:style-name="P4">1770Comp2_24LKFS_ChannelCheckCentre<text:tab/>−24.0 LKFS<text:tab/>−4.0 LKFS<text:tab/>5.1</text:p>
      <text:p text:style-name="P4">1770Comp2_24LKFS_ChannelCheckLFE<text:tab/> −inf LKFS<text:tab/>−inf LKFS<text:tab/>5.1</text:p>
      <text:p text:style-name="P4">1770Comp2_24LKFS_ChannelCheckLs<text:tab/>−24.0 LKFS<text:tab/>−4.0 LKFS<text:tab/>5.1</text:p>
      <text:p text:style-name="P4">1770Comp2_24LKFS_ChannelCheckRs<text:tab/>−24.0 LKFS<text:tab/>−4.0 LKFS<text:tab/>5.1</text:p>
      <text:p text:style-name="P4"/>
      <text:p text:style-name="P3">*) During validation, K-Meter will convert mono files to stereo, so you'll</text:p>
      <text:p text:style-name="P3"><text:s text:c="3"/>have to subtract 3.01 dB from K-Meter's readout in order to match the</text:p>
      <text:p text:style-name="P3"><text:s text:c="3"/>given levels.</text:p>
      <text:p text:style-name="P3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reformatted_20_Text">Display: <text:s/>[x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00:34:26</dc:date>
    <meta:generator>LibreOffice/3.5$Linux_X86_64 LibreOffice_project/350m1$Build-2</meta:generator>
    <meta:editing-duration>PT48M31S</meta:editing-duration>
    <meta:editing-cycles>66</meta:editing-cycles>
    <dc:creator>Martin Zuther</dc:creator>
    <meta:document-statistic meta:table-count="0" meta:image-count="0" meta:object-count="0" meta:page-count="1" meta:paragraph-count="46" meta:word-count="275" meta:character-count="2327" meta:non-whitespace-character-count="2042"/>
  </office:meta>
</office:document-meta>
</file>